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6b1f" officeooo:paragraph-rsid="00096b1f"/>
    </style:style>
    <style:style style:name="P2" style:family="paragraph" style:parent-style-name="Text_20_body">
      <style:text-properties style:text-underline-style="solid" style:text-underline-width="auto" style:text-underline-color="font-color" officeooo:rsid="000b6ce2" officeooo:paragraph-rsid="000b6ce2"/>
    </style:style>
    <style:style style:name="P3" style:family="paragraph" style:parent-style-name="Text_20_body">
      <style:text-properties officeooo:rsid="00149dad" officeooo:paragraph-rsid="00149dad"/>
    </style:style>
    <style:style style:name="P4" style:family="paragraph" style:parent-style-name="Text_20_body">
      <style:text-properties officeooo:rsid="0017bf47" officeooo:paragraph-rsid="0017bf47"/>
    </style:style>
    <style:style style:name="P5" style:family="paragraph" style:parent-style-name="Text_20_body">
      <style:text-properties officeooo:rsid="001a60d6" officeooo:paragraph-rsid="001a60d6"/>
    </style:style>
    <style:style style:name="P6" style:family="paragraph" style:parent-style-name="Text_20_body">
      <style:text-properties officeooo:rsid="001c1056" officeooo:paragraph-rsid="001c1056"/>
    </style:style>
    <style:style style:name="P7" style:family="paragraph" style:parent-style-name="Heading_20_1">
      <style:text-properties officeooo:rsid="00096b1f" officeooo:paragraph-rsid="00096b1f"/>
    </style:style>
    <style:style style:name="P8" style:family="paragraph" style:parent-style-name="Heading_20_1">
      <style:text-properties officeooo:rsid="000e1d48" officeooo:paragraph-rsid="000e1d48"/>
    </style:style>
    <style:style style:name="P9" style:family="paragraph" style:parent-style-name="Heading_20_1">
      <style:text-properties officeooo:rsid="00113d1c" officeooo:paragraph-rsid="00113d1c"/>
    </style:style>
    <style:style style:name="P10" style:family="paragraph" style:parent-style-name="Heading_20_3">
      <style:text-properties officeooo:rsid="00149dad" officeooo:paragraph-rsid="00149dad"/>
    </style:style>
    <style:style style:name="P11" style:family="paragraph" style:parent-style-name="Heading_20_3">
      <style:text-properties officeooo:rsid="00149dad" officeooo:paragraph-rsid="0018a9a0"/>
    </style:style>
    <style:style style:name="P12" style:family="paragraph" style:parent-style-name="Heading_20_3">
      <style:text-properties officeooo:rsid="0017bf47" officeooo:paragraph-rsid="0017bf47"/>
    </style:style>
    <style:style style:name="P13" style:family="paragraph" style:parent-style-name="Heading_20_3">
      <style:text-properties officeooo:rsid="0017bf47" officeooo:paragraph-rsid="001a60d6"/>
    </style:style>
    <style:style style:name="P14" style:family="paragraph" style:parent-style-name="Heading_20_3">
      <style:text-properties officeooo:rsid="001c1056" officeooo:paragraph-rsid="001c1056"/>
    </style:style>
    <style:style style:name="P15" style:family="paragraph" style:parent-style-name="Text_20_body" style:list-style-name="L1">
      <style:text-properties officeooo:rsid="00096b1f" officeooo:paragraph-rsid="00096b1f"/>
    </style:style>
    <style:style style:name="P16" style:family="paragraph" style:parent-style-name="Text_20_body" style:list-style-name="L1">
      <style:text-properties fo:font-style="italic" officeooo:rsid="00096b1f" officeooo:paragraph-rsid="00096b1f" style:font-style-asian="italic" style:font-style-complex="italic"/>
    </style:style>
    <style:style style:name="P17" style:family="paragraph" style:parent-style-name="Text_20_body" style:list-style-name="L2">
      <style:text-properties officeooo:rsid="00113d1c" officeooo:paragraph-rsid="00113d1c"/>
    </style:style>
    <style:style style:name="T1" style:family="text">
      <style:text-properties officeooo:rsid="0017bf47"/>
    </style:style>
    <style:style style:name="T2" style:family="text">
      <style:text-properties officeooo:rsid="001a6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ammes</text:h>
      <text:p text:style-name="P1">Thème : espace et géométrie.</text:p>
      <text:p text:style-name="P2">Compétences associées :</text:p>
      <text:list xml:id="list1379407828" text:style-name="L1">
        <text:list-item>
          <text:p text:style-name="P15">comprendre l’effet d’une translation, d’une symétrie (axiale et centrale), d’une rotation, d’une homothétie sur une figure ;</text:p>
        </text:list-item>
        <text:list-item>
          <text:p text:style-name="P15">utiliser des transformations pour calculer des grandeurs géométriques ;</text:p>
        </text:list-item>
        <text:list-item>
          <text:p text:style-name="P15">mener des raisonnements et s’initier à la démonstration en utilisant les propriétés des figures, des configurations et des transformations.</text:p>
        </text:list-item>
        <text:list-item>
          <text:p text:style-name="P16">Les définitions ponctuelles d’une rotation, d’une translation, d’une homothétie ne figurent pas au programme.</text:p>
        </text:list-item>
      </text:list>
      <text:h text:style-name="P8" text:outline-level="1">Séances</text:h>
      <text:h text:style-name="P10" text:outline-level="3">Séance 1</text:h>
      <text:p text:style-name="P3">Activité « Shape by Shape », en groupes. Les élèves découpent les pièces.</text:p>
      <text:h text:style-name="P12" text:outline-level="3">Séance 2</text:h>
      <text:p text:style-name="P4">Exercices sur la symétrie axiale. Mettre en place des idées peut-être contre-intuitives : la figure d’origine peut être des 2 côtés de l’axe, l’axe peut être en diagonale, etc...</text:p>
      <text:h text:style-name="P11" text:outline-level="3">Séance <text:span text:style-name="T1">3</text:span></text:h>
      <text:p text:style-name="Text_20_body">Introduction de la symétrie centrale, via double symétrie axiale.</text:p>
      <text:h text:style-name="P13" text:outline-level="3">Séance <text:span text:style-name="T2">4</text:span></text:h>
      <text:p text:style-name="P5">Exercices sur la symétrie centrale.</text:p>
      <text:h text:style-name="P14" text:outline-level="3">Séance 5</text:h>
      <text:p text:style-name="P6">Propriétés mathématiques de la symétrie centrale.</text:p>
      <text:h text:style-name="P9" text:outline-level="1">Idées diverses</text:h>
      <text:list xml:id="list273623401" text:style-name="L2">
        <text:list-item>
          <text:p text:style-name="P17">La symétrie axiale se voit dans un miroir, la symétrie centrale se voit lorqu’on est face à fac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0-20T20:42:57.537959185</dc:date>
    <meta:editing-duration>PT1H30M52S</meta:editing-duration>
    <meta:editing-cycles>15</meta:editing-cycles>
    <meta:document-statistic meta:table-count="0" meta:image-count="0" meta:object-count="0" meta:page-count="1" meta:paragraph-count="20" meta:word-count="166" meta:character-count="1067" meta:non-whitespace-character-count="926"/>
  </office:meta>
</office:document-meta>
</file>